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list-style-name="L1"/>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Central questions:</text:p>
      <text:p text:style-name="Standard"/>
      <text:list xml:id="list1775872522" text:style-name="L1">
        <text:list-item>
          <text:p text:style-name="P1">How applicable are the theories of Bruns and Sunstein to the case study?</text:p>
          <text:p text:style-name="P1"><text:line-break/></text:p>
        </text:list-item>
        <text:list-item>
          <text:p text:style-name="P1">Are they truly complicated by it or do they account for it?</text:p>
          <text:list>
            <text:list-item>
              <text:p text:style-name="P1">The instance of “black love” being described as a word with deep meaning that isn't discussed, sharing that with people. It's only worth it if those people can be expected to handle it responsibly. Perhaps this fits Bruns' idea of what the industrial journalists should be doing.</text:p>
              <text:p text:style-name="P1"><text:line-break/><text:line-break/></text:p>
            </text:list-item>
          </text:list>
        </text:list-item>
        <text:list-item>
          <text:p text:style-name="P1"/>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5-04T00:41:08</meta:creation-date>
    <meta:document-statistic meta:table-count="0" meta:image-count="0" meta:object-count="0" meta:page-count="1" meta:paragraph-count="6" meta:word-count="80" meta:character-count="436"/>
    <dc:date>2010-05-04T00:47:55</dc:date>
    <meta:editing-duration>PT00H06M48S</meta:editing-duration>
    <meta:editing-cycles>1</meta:editing-cycles>
    <meta:generator>OpenOffice.org/3.2$Linux OpenOffice.org_project/320m12$Build-9483</meta:generator>
  </office:meta>
</office:document-meta>
</file>